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Negrito" style:font-family-generic="swiss" style:font-pitch="variable"/>
    <style:font-face style:name="Arial4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List_20_Contents">
      <style:paragraph-properties fo:margin-left="0cm" fo:margin-right="0cm" fo:text-align="center" style:justify-single-word="false" fo:text-indent="0cm" style:auto-text-indent="false" fo:break-before="page"/>
      <style:text-properties style:font-name="Arial1" fo:font-size="14pt" fo:font-weight="bold" officeooo:rsid="000eb6d4" officeooo:paragraph-rsid="000eb6d4" style:font-size-asian="14pt" style:font-weight-asian="bold" style:font-size-complex="14pt" style:font-weight-complex="bold"/>
    </style:style>
    <style:style style:name="P2" style:family="paragraph" style:parent-style-name="List_20_Contents">
      <style:paragraph-properties fo:margin-left="0cm" fo:margin-right="0cm" fo:text-align="center" style:justify-single-word="false" fo:text-indent="0cm" style:auto-text-indent="false" fo:break-before="page"/>
      <style:text-properties style:font-name="Arial1" fo:font-size="14pt" fo:font-weight="bold" officeooo:rsid="0015023b" officeooo:paragraph-rsid="0015023b" style:font-size-asian="14pt" style:font-weight-asian="bold" style:font-size-complex="14pt" style:font-weight-complex="bold"/>
    </style:style>
    <style:style style:name="P3" style:family="paragraph" style:parent-style-name="Text_20_body">
      <style:text-properties officeooo:rsid="0006a3e2" officeooo:paragraph-rsid="0006a3e2"/>
    </style:style>
    <style:style style:name="P4" style:family="paragraph" style:parent-style-name="Text_20_body">
      <style:paragraph-properties fo:text-align="center" style:justify-single-word="false"/>
      <style:text-properties officeooo:rsid="0006a3e2" officeooo:paragraph-rsid="0006ab55"/>
    </style:style>
    <style:style style:name="P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06a3e2" officeooo:paragraph-rsid="0006ab55"/>
    </style:style>
    <style:style style:name="P6" style:family="paragraph" style:parent-style-name="Text_20_body">
      <style:paragraph-properties fo:text-align="center" style:justify-single-word="false"/>
      <style:text-properties officeooo:rsid="0006a3e2" officeooo:paragraph-rsid="000eb6d4"/>
    </style:style>
    <style:style style:name="P7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06a3e2" officeooo:paragraph-rsid="000eb6d4"/>
    </style:style>
    <style:style style:name="P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0eb6d4" officeooo:paragraph-rsid="000eb6d4"/>
    </style:style>
    <style:style style:name="P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weight="bold" officeooo:rsid="0006ab55" officeooo:paragraph-rsid="000eb6d4" style:font-weight-asian="bold" style:font-weight-complex="bold"/>
    </style:style>
    <style:style style:name="P1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weight="bold" officeooo:rsid="0006ab55" officeooo:paragraph-rsid="0006ab55" style:font-weight-asian="bold" style:font-weight-complex="bold"/>
    </style:style>
    <style:style style:name="P1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weight="bold" officeooo:paragraph-rsid="000eb6d4" style:font-weight-asian="bold" style:font-weight-complex="bold"/>
    </style:style>
    <style:style style:name="P12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weight="bold" officeooo:rsid="0006a3e2" officeooo:paragraph-rsid="0006ab55" style:font-weight-asian="bold" style:font-weight-complex="bold"/>
    </style:style>
    <style:style style:name="P13" style:family="paragraph" style:parent-style-name="Text_20_body">
      <style:paragraph-properties fo:text-align="center" style:justify-single-word="false"/>
      <style:text-properties fo:font-weight="bold" officeooo:rsid="0006a3e2" officeooo:paragraph-rsid="0006ab55" style:font-weight-asian="bold" style:font-weight-complex="bold"/>
    </style:style>
    <style:style style:name="P1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weight="bold" officeooo:rsid="0006a3e2" officeooo:paragraph-rsid="000eb6d4" style:font-weight-asian="bold" style:font-weight-complex="bold"/>
    </style:style>
    <style:style style:name="P15" style:family="paragraph" style:parent-style-name="Text_20_body">
      <style:paragraph-properties fo:text-align="center" style:justify-single-word="false"/>
      <style:text-properties fo:font-weight="bold" officeooo:rsid="0006a3e2" officeooo:paragraph-rsid="000eb6d4" style:font-weight-asian="bold" style:font-weight-complex="bold"/>
    </style:style>
    <style:style style:name="P1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tyle="normal" officeooo:rsid="0006a3e2" officeooo:paragraph-rsid="000eb6d4" style:font-style-asian="normal" style:font-style-complex="normal"/>
    </style:style>
    <style:style style:name="P17" style:family="paragraph" style:parent-style-name="Text_20_body">
      <style:paragraph-properties fo:text-align="start" style:justify-single-word="false"/>
      <style:text-properties officeooo:paragraph-rsid="000eb6d4"/>
    </style:style>
    <style:style style:name="P18" style:family="paragraph" style:parent-style-name="Text_20_body">
      <style:text-properties officeooo:rsid="001624ec" officeooo:paragraph-rsid="001624ec"/>
    </style:style>
    <style:style style:name="P19" style:family="paragraph" style:parent-style-name="Text_20_body">
      <style:paragraph-properties fo:break-before="page"/>
      <style:text-properties officeooo:rsid="001624ec" officeooo:paragraph-rsid="001624ec"/>
    </style:style>
    <style:style style:name="P20" style:family="paragraph" style:parent-style-name="Text_20_body">
      <style:text-properties officeooo:paragraph-rsid="001624ec"/>
    </style:style>
    <style:style style:name="P21" style:family="paragraph" style:parent-style-name="Text_20_body">
      <style:paragraph-properties fo:margin-left="0cm" fo:margin-right="0cm" fo:text-indent="0cm" style:auto-text-indent="false"/>
      <style:text-properties officeooo:paragraph-rsid="001624ec"/>
    </style:style>
    <style:style style:name="P22" style:family="paragraph" style:parent-style-name="Text_20_body">
      <style:paragraph-properties fo:text-align="center" style:justify-single-word="false"/>
      <style:text-properties officeooo:paragraph-rsid="0006a3e2"/>
    </style:style>
    <style:style style:name="P23" style:family="paragraph" style:parent-style-name="Header">
      <style:paragraph-properties fo:text-align="end" style:justify-single-word="false"/>
      <style:text-properties style:font-name="Arial1" officeooo:rsid="00184c0d" officeooo:paragraph-rsid="00184c0d"/>
    </style:style>
    <style:style style:name="P24" style:family="paragraph" style:parent-style-name="Heading_20_1" style:master-page-name="First_20_Page">
      <style:paragraph-properties style:page-number="6"/>
      <style:text-properties officeooo:rsid="001624ec" officeooo:paragraph-rsid="001624ec"/>
    </style:style>
    <style:style style:name="P25" style:family="paragraph" style:parent-style-name="Heading_20_1">
      <style:text-properties officeooo:rsid="0016e525" officeooo:paragraph-rsid="0016e525"/>
    </style:style>
    <style:style style:name="P26" style:family="paragraph" style:parent-style-name="Heading_20_1">
      <style:text-properties officeooo:rsid="00184c0d" officeooo:paragraph-rsid="00184c0d"/>
    </style:style>
    <style:style style:name="P27" style:family="paragraph" style:parent-style-name="Heading_20_1">
      <style:text-properties officeooo:rsid="001a3eac" officeooo:paragraph-rsid="001a3eac"/>
    </style:style>
    <style:style style:name="P28" style:family="paragraph" style:parent-style-name="Heading_20_1">
      <style:text-properties officeooo:rsid="001cc802" officeooo:paragraph-rsid="001cc802"/>
    </style:style>
    <style:style style:name="P29" style:family="paragraph" style:parent-style-name="Heading_20_1">
      <style:text-properties officeooo:paragraph-rsid="00184c0d"/>
    </style:style>
    <style:style style:name="P30" style:family="paragraph" style:parent-style-name="Heading_20_2">
      <style:text-properties officeooo:rsid="001624ec" officeooo:paragraph-rsid="001624ec"/>
    </style:style>
    <style:style style:name="P31" style:family="paragraph" style:parent-style-name="Heading_20_2">
      <style:text-properties officeooo:rsid="00184c0d" officeooo:paragraph-rsid="00184c0d"/>
    </style:style>
    <style:style style:name="P32" style:family="paragraph" style:parent-style-name="Heading_20_2">
      <style:text-properties officeooo:rsid="001a3eac" officeooo:paragraph-rsid="001a3eac"/>
    </style:style>
    <style:style style:name="P33" style:family="paragraph" style:parent-style-name="Heading_20_2">
      <style:text-properties officeooo:rsid="001a5f33" officeooo:paragraph-rsid="001a5f33"/>
    </style:style>
    <style:style style:name="P34" style:family="paragraph" style:parent-style-name="Heading_20_2">
      <style:text-properties officeooo:rsid="001dbedc" officeooo:paragraph-rsid="001dbedc"/>
    </style:style>
    <style:style style:name="P35" style:family="paragraph" style:parent-style-name="Heading_20_3">
      <style:paragraph-properties fo:margin-left="0cm" fo:margin-right="0cm" fo:text-indent="0cm" style:auto-text-indent="false"/>
    </style:style>
    <style:style style:name="P36" style:family="paragraph" style:parent-style-name="Text_20_body">
      <style:text-properties officeooo:rsid="001624ec" officeooo:paragraph-rsid="001624ec"/>
    </style:style>
    <style:style style:name="P37" style:family="paragraph" style:parent-style-name="Text_20_body">
      <style:text-properties officeooo:paragraph-rsid="00184c0d"/>
    </style:style>
    <style:style style:name="P38" style:family="paragraph" style:parent-style-name="Text_20_body">
      <style:text-properties officeooo:paragraph-rsid="001a3eac"/>
    </style:style>
    <style:style style:name="P39" style:family="paragraph" style:parent-style-name="Text_20_body">
      <style:text-properties officeooo:paragraph-rsid="001cc802"/>
    </style:style>
    <style:style style:name="T1" style:family="text">
      <style:text-properties officeooo:rsid="000eb6d4"/>
    </style:style>
    <style:style style:name="T2" style:family="text">
      <style:text-properties officeooo:rsid="0006a3e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6ab55" style:font-weight-asian="bold" style:font-weight-complex="bold"/>
    </style:style>
    <style:style style:name="T5" style:family="text">
      <style:text-properties fo:font-weight="bold" officeooo:rsid="000eb6d4" style:font-weight-asian="bold" style:font-weight-complex="bold"/>
    </style:style>
    <style:style style:name="T6" style:family="text">
      <style:text-properties officeooo:rsid="000c9f94"/>
    </style:style>
    <style:style style:name="T7" style:family="text">
      <style:text-properties officeooo:rsid="00184c0d"/>
    </style:style>
    <style:style style:name="T8" style:family="text">
      <style:text-properties officeooo:rsid="001a3eac"/>
    </style:style>
    <style:style style:name="T9" style:family="text">
      <style:text-properties officeooo:rsid="001cc802"/>
    </style:style>
    <style:style style:name="T10" style:family="text">
      <style:text-properties officeooo:rsid="001dbedc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UNIVERSIDADE PAULISTA:</text:p>
      <text:p text:style-name="P12">CST EM ANÁLISE E DESENVOLVIMENTO DE SISTEMAS </text:p>
      <text:p text:style-name="P4"/>
      <text:p text:style-name="P4"/>
      <text:p text:style-name="P4"/>
      <text:p text:style-name="P4"/>
      <text:p text:style-name="P4"/>
      <text:p text:style-name="P4"/>
      <text:p text:style-name="P5"><text:span text:style-name="T3">Rafael Antoniassi Vicechio</text:span> </text:p>
      <text:p text:style-name="P10">RA: n7756c6</text:p>
      <text:p text:style-name="P10"/>
      <text:p text:style-name="P10">Clodair Neves Queiroza</text:p>
      <text:p text:style-name="P10">RA: g5677e2</text:p>
      <text:p text:style-name="P4"/>
      <text:p text:style-name="P4"/>
      <text:p text:style-name="P4"/>
      <text:p text:style-name="P4"/>
      <text:p text:style-name="P4"/>
      <text:p text:style-name="P4"/>
      <text:p text:style-name="P5"><text:span text:style-name="T5">PIM</text:span> <text:span text:style-name="T3">– </text:span><text:span text:style-name="T5">PROJETO INTEGRADOR MULTIDISCIPLINAR</text:span></text:p>
      <text:p text:style-name="P8">Projeto Integrado Multidisciplinar</text:p>
      <text:p text:style-name="P4"/>
      <text:p text:style-name="P13"/>
      <text:p text:style-name="P13"/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SÃO JOSÉ DO RIO PRETO </text:p>
      <text:p text:style-name="P11"><text:span text:style-name="T2">202</text:span><text:span text:style-name="T6">3</text:span></text:p>
      <text:p text:style-name="P14"><text:soft-page-break/>UNIVERSIDADE PAULISTA:</text:p>
      <text:p text:style-name="P14">CST EM ANÁLISE E DESENVOLVIMENTO DE SISTEMAS </text:p>
      <text:p text:style-name="P6"/>
      <text:p text:style-name="P6"/>
      <text:p text:style-name="P6"/>
      <text:p text:style-name="P6"/>
      <text:p text:style-name="P6"/>
      <text:p text:style-name="P6"/>
      <text:p text:style-name="P16"><text:span text:style-name="T3">Rafael Antoniassi Vicechio </text:span><text:span text:style-name="T5">-</text:span><text:span text:style-name="T3"> </text:span><text:span text:style-name="T4">n7756c6</text:span></text:p>
      <text:p text:style-name="P9"/>
      <text:p text:style-name="P9">Clodair Neves Queiroza - g5677e2</text:p>
      <text:p text:style-name="P6"/>
      <text:p text:style-name="P6"/>
      <text:p text:style-name="P6"/>
      <text:p text:style-name="P6"/>
      <text:p text:style-name="P6"/>
      <text:p text:style-name="P6"/>
      <text:p text:style-name="P7"><text:span text:style-name="T5">PIM</text:span> <text:span text:style-name="T3">– </text:span><text:span text:style-name="T5">PROJETO INTEGRADOR MULTIDISCIPLINAR</text:span></text:p>
      <text:p text:style-name="P8">Projeto Integrado Multidisciplinar</text:p>
      <text:p text:style-name="P6"/>
      <text:p text:style-name="P15"/>
      <text:p text:style-name="P17"><text:tab/><text:tab/><text:tab/><text:tab/><text:tab/></text:p>
      <text:p text:style-name="P17"><text:tab/><text:tab/><text:tab/><text:tab/><text:tab/>Projeto Integrador Multidisciplinar para </text:p>
      <text:p text:style-name="P17"><text:tab/><text:tab/><text:tab/><text:tab/><text:tab/>Obtenção do título de tecnólogo em </text:p>
      <text:p text:style-name="P17"><text:tab/><text:tab/><text:tab/><text:tab/><text:tab/>Análise e Desenvolvimento de Sistemas </text:p>
      <text:p text:style-name="P17"><text:span text:style-name="T1"><text:tab/><text:tab/><text:tab/><text:tab/><text:tab/>Apresentado à Universidade Paulista.</text:span> </text:p>
      <text:p text:style-name="P15"/>
      <text:p text:style-name="P15"/>
      <text:p text:style-name="P14"/>
      <text:p text:style-name="P14"/>
      <text:p text:style-name="P14"/>
      <text:p text:style-name="P14"/>
      <text:p text:style-name="P14">SÃO JOSÉ DO RIO PRETO </text:p>
      <text:p text:style-name="P11"><text:span text:style-name="T2">202</text:span><text:span text:style-name="T6">3</text:span></text:p>
      <text:p text:style-name="P1">RESUMO</text:p>
      <text:p text:style-name="P2">ABSTRACT</text:p>
      <text:p text:style-name="P1">SUMÁRIO</text:p>
      <text:p text:style-name="P3"/>
      <text:table-of-content text:style-name="Sect1" text:protected="true" text:name="Sumário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Text_20_body"/>
        </text:index-body>
      </text:table-of-content>
      <text:p text:style-name="P22"/>
      <text:h text:style-name="P24" text:outline-level="1">INTRODUÇÃO</text:h>
      <text:h text:style-name="P35" text:outline-level="3" text:is-list-header="true"/>
      <text:h text:style-name="P25" text:outline-level="1">Especificação do produto</text:h>
      <text:p text:style-name="P21"/>
      <text:h text:style-name="P30" text:outline-level="2">DEFINIÇÃO</text:h>
      <text:p text:style-name="P20"/>
      <text:p text:style-name="P18">Por definição, o sistema a ser especificado neste documento prestará o serviço de automatizar a geração de folhas de pagamento, otimizando e aperfeiçoamento o processo, para que o mesmo atenda os requerimentos de qualidade e possa coexistir e se comunicar bem com outros.</text:p>
      <text:p text:style-name="P18"/>
      <text:h text:style-name="P30" text:outline-level="2">DESCRIÇÃO</text:h>
      <text:p text:style-name="P20"/>
      <text:p text:style-name="P18">Indo desde o cadastramento até o cálculo preciso de salários, </text:p>
      <text:p text:style-name="P18"/>
      <text:h text:style-name="P27" text:outline-level="1">requisitos</text:h>
      <text:p text:style-name="P38"/>
      <text:h text:style-name="P33" text:outline-level="2">escopo</text:h>
      <text:p text:style-name="P38"/>
      <text:h text:style-name="P32" text:outline-level="2">Classificação de requisitos</text:h>
      <text:p text:style-name="P38"/>
      <text:h text:style-name="P28" text:outline-level="1">Diagrama de caso de uso</text:h>
      <text:p text:style-name="Text_20_body"/>
      <text:h text:style-name="P29" text:outline-level="1"><text:span text:style-name="T7">MODELAGEM </text:span><text:span text:style-name="T9">de processos de negócio</text:span></text:h>
      <text:p text:style-name="P37"/>
      <text:h text:style-name="P28" text:outline-level="1">Modelo de classes de dom<text:span text:style-name="T10">í</text:span>nio</text:h>
      <text:p text:style-name="P39"/>
      <text:h text:style-name="P28" text:outline-level="1">Diagrama de sequência</text:h>
      <text:p text:style-name="P18"/>
      <text:h text:style-name="P26" text:outline-level="1">Banco de dados</text:h>
      <text:p text:style-name="P37"/>
      <text:h text:style-name="P31" text:outline-level="2">DIAGRAMA ENTIDADE RELACIONAMENTO</text:h>
      <text:p text:style-name="P37"/>
      <text:h text:style-name="P34" text:outline-level="2"><text:soft-page-break/>Modelo lógico</text:h>
      <text:p text:style-name="P37"/>
      <text:h text:style-name="P31" text:outline-level="2">SCRIPTS</text:h>
      <text:p text:style-name="P19">BIBLIOGRAFIA</text:p>
      <text:p text:style-name="P18"><text:a xlink:type="simple" xlink:href="https://www.metadados.com.br/blog/sistema-de-folha-de-pagamento" text:style-name="Internet_20_link" text:visited-style-name="Visited_20_Internet_20_Link">https://www.metadados.com.br/blog/sistema-de-folha-de-pagamento</text:a></text:p>
      <text:p text:style-name="P18">https://www.tutorialspoint.com/uml/uml_basic_notations.htm</text:p>
      <text:p text:style-name="P1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Negrito" style:font-family-generic="swiss" style:font-pitch="variable"/>
    <style:font-face style:name="Arial4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style:font-name="Arial4" fo:font-family="Arial" style:font-style-name="Normal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fo:text-transform="uppercase" style:font-name="Arial3" fo:font-family="Arial" style:font-style-name="Negrito" style:font-family-generic="swiss" style:font-pitch="variable" fo:font-size="12pt" fo:font-weight="normal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style:font-name="Arial3" fo:font-family="Arial" style:font-style-name="Negrito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fo:text-transform="uppercase" style:font-name="Arial3" fo:font-family="Arial" style:font-style-name="Negrito" style:font-family-generic="swiss" style:font-pitch="variable" fo:font-size="12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  <style:text-properties style:font-name="Arial4" fo:font-family="Arial" style:font-style-name="Normal" style:font-family-generic="swiss" style:font-pitch="variable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line-height="150%" fo:text-align="justify" style:justify-single-word="false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  <style:text-properties fo:text-transform="uppercase" style:font-name="Arial3" fo:font-family="Arial" style:font-style-name="Negrito" style:font-family-generic="swiss" style:font-pitch="variabl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align="justify" style:justify-single-word="false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text-transform="uppercase" style:font-name="Arial4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1cm" fo:margin-right="0cm" fo:line-height="150%" fo:text-align="justify" style:justify-single-word="false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3" fo:font-family="Arial" style:font-style-name="Negrito" style:font-family-generic="swiss" style:font-pitch="variable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1" officeooo:rsid="00184c0d" officeooo:paragraph-rsid="00184c0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>
      <style:header>
        <text:p text:style-name="MP1">9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02T17:48:43.159000000</meta:creation-date>
    <dc:date>2023-05-26T07:17:29.383000000</dc:date>
    <meta:editing-duration>P1DT6H46M12S</meta:editing-duration>
    <meta:editing-cycles>16</meta:editing-cycles>
    <meta:generator>LibreOffice/7.5.3.2$Windows_X86_64 LibreOffice_project/9f56dff12ba03b9acd7730a5a481eea045e468f3</meta:generator>
    <meta:document-statistic meta:table-count="0" meta:image-count="0" meta:object-count="0" meta:page-count="8" meta:paragraph-count="47" meta:word-count="196" meta:character-count="1434" meta:non-whitespace-character-count="1262"/>
  </office:meta>
</office:document-meta>
</file>